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7000001262AD23C5F56FC0742.png" manifest:media-type="image/png"/>
  <manifest:file-entry manifest:full-path="Pictures/10000000000002170000014834A5157BD99AD187.png" manifest:media-type="image/png"/>
  <manifest:file-entry manifest:full-path="Pictures/100000000000018A00000129AA8A6BC8021318D8.png" manifest:media-type="image/png"/>
  <manifest:file-entry manifest:full-path="Pictures/10000000000001E0000001486A95B7ABCDEB737A.png" manifest:media-type="image/png"/>
  <manifest:file-entry manifest:full-path="Pictures/10000000000003C0000002D0339410BBFC49A146.png" manifest:media-type="image/png"/>
  <manifest:file-entry manifest:full-path="Pictures/100000000000022700000126305C9515D96303AF.png" manifest:media-type="image/png"/>
  <manifest:file-entry manifest:full-path="Pictures/100000000000027F0000014335D98C41EB04330E.png" manifest:media-type="image/png"/>
  <manifest:file-entry manifest:full-path="Pictures/10000000000001900000014AB292F528E1BB35E4.png" manifest:media-type="image/png"/>
  <manifest:file-entry manifest:full-path="Pictures/100000000000019B000001296933B746D0797332.png" manifest:media-type="image/png"/>
  <manifest:file-entry manifest:full-path="Pictures/10000000000001A30000013DF6F90785E465673E.png" manifest:media-type="image/png"/>
  <manifest:file-entry manifest:full-path="Pictures/10000000000003C0000002D00750A0655F8843C3.pdf" manifest:media-type="application/pdf"/>
  <manifest:file-entry manifest:full-path="Pictures/100000000000020B000001292E53961AF03DE86E.png" manifest:media-type="image/png"/>
  <manifest:file-entry manifest:full-path="Pictures/10000000000001E0000001501EE7C4122FA197E1.png" manifest:media-type="image/png"/>
  <manifest:file-entry manifest:full-path="Pictures/10000000000004220000031984FA16DDC6CE5A6F.png" manifest:media-type="image/png"/>
  <manifest:file-entry manifest:full-path="Pictures/1000000000000275000001432EE3348B73080801.png" manifest:media-type="image/png"/>
  <manifest:file-entry manifest:full-path="Pictures/1000000000000275000001436D0B602A66CD7C11.png" manifest:media-type="image/png"/>
  <manifest:file-entry manifest:full-path="Pictures/10000000000002820000014A17470F6879C458CE.png" manifest:media-type="image/png"/>
  <manifest:file-entry manifest:full-path="Pictures/100000000000023B000001267F9B254D4EBA4D51.png" manifest:media-type="image/png"/>
  <manifest:file-entry manifest:full-path="Pictures/100000000000017000000146B3FE96D3C6718B13.png" manifest:media-type="image/png"/>
  <manifest:file-entry manifest:full-path="Pictures/100000000000023B00000126ACB9FA62482CBAC6.png" manifest:media-type="image/png"/>
  <manifest:file-entry manifest:full-path="Pictures/1000000000000217000001489D8AC7BF1FBC5E53.png" manifest:media-type="image/png"/>
  <manifest:file-entry manifest:full-path="Pictures/100000000000022700000126307D1A858B4C8B9D.png" manifest:media-type="image/png"/>
  <manifest:file-entry manifest:full-path="Pictures/100000000000018A00000129247E3BEF77EAF2AD.png" manifest:media-type="image/png"/>
  <manifest:file-entry manifest:full-path="Pictures/1000000000000258000001435FDE9E03264AB3F2.png" manifest:media-type="image/png"/>
  <manifest:file-entry manifest:full-path="Pictures/1000000000000241000001295110011722F4440A.png" manifest:media-type="image/png"/>
  <manifest:file-entry manifest:full-path="Pictures/100000000000042200000319AC3A2AEBC3B7D5C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50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6.906cm" svg:height="8.545cm" svg:x="0.294cm" svg:y="0.2cm">
          <draw:image xlink:href="Pictures/100000000000027F0000014335D98C41EB04330E.png" xlink:type="simple" xlink:show="embed" xlink:actuate="onLoad" loext:mime-type="image/png">
            <text:p/>
          </draw:image>
        </draw:frame>
        <draw:frame draw:style-name="gr1" draw:text-style-name="P1" draw:layer="layout" svg:width="13.837cm" svg:height="7.857cm" svg:x="20cm" svg:y="0.6cm">
          <draw:image xlink:href="Pictures/100000000000020B000001292E53961AF03DE86E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0.4cm">
          <draw:text-box>
            <text:p>(a)</text:p>
          </draw:text-box>
        </draw:frame>
        <draw:frame draw:style-name="gr2" draw:text-style-name="P2" draw:layer="layout" svg:width="1.8cm" svg:height="0.962cm" svg:x="18.2cm" svg:y="0.4cm">
          <draw:text-box>
            <text:p>(b)</text:p>
          </draw:text-box>
        </draw:frame>
        <draw:frame draw:style-name="gr2" draw:text-style-name="P2" draw:layer="layout" svg:width="1.8cm" svg:height="0.962cm" svg:x="18.1cm" svg:y="8.838cm">
          <draw:text-box>
            <text:p>(d)</text:p>
          </draw:text-box>
        </draw:frame>
        <draw:frame draw:style-name="gr3" draw:text-style-name="P1" draw:layer="layout" svg:width="6.479cm" svg:height="8.73cm" svg:x="11.2cm" svg:y="8cm">
          <draw:image xlink:href="Pictures/10000000000002820000014A17470F6879C458CE.png" xlink:type="simple" xlink:show="embed" xlink:actuate="onLoad" loext:mime-type="image/png">
            <text:p/>
          </draw:image>
        </draw:frame>
        <draw:frame draw:style-name="gr4" draw:text-style-name="P3" draw:layer="layout" svg:width="10.582cm" svg:height="8.73cm" svg:x="0.418cm" svg:y="8.938cm">
          <draw:image xlink:href="Pictures/10000000000001900000014AB292F528E1BB35E4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8.438cm">
          <draw:text-box>
            <text:p>(c)</text:p>
          </draw:text-box>
        </draw:frame>
        <draw:frame draw:style-name="gr4" draw:text-style-name="P3" draw:layer="layout" svg:width="11.085cm" svg:height="8.386cm" svg:x="19.315cm" svg:y="8.614cm">
          <draw:image xlink:href="Pictures/10000000000001A30000013DF6F90785E465673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6.641cm" svg:height="8.545cm" svg:x="0.2cm" svg:y="0.255cm">
          <draw:image xlink:href="Pictures/1000000000000275000001432EE3348B73080801.png" xlink:type="simple" xlink:show="embed" xlink:actuate="onLoad" loext:mime-type="image/png">
            <text:p/>
          </draw:image>
        </draw:frame>
        <draw:frame draw:style-name="gr1" draw:text-style-name="P1" draw:layer="layout" svg:width="16.641cm" svg:height="8.545cm" svg:x="18cm" svg:y="0.4cm">
          <draw:image xlink:href="Pictures/1000000000000275000001436D0B602A66CD7C11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0.4cm">
          <draw:text-box>
            <text:p>(a)</text:p>
          </draw:text-box>
        </draw:frame>
        <draw:frame draw:style-name="gr2" draw:text-style-name="P2" draw:layer="layout" svg:width="1.8cm" svg:height="0.962cm" svg:x="18.2cm" svg:y="0.4cm">
          <draw:text-box>
            <text:p>(b)</text:p>
          </draw:text-box>
        </draw:frame>
        <draw:frame draw:style-name="gr1" draw:text-style-name="P1" draw:layer="layout" svg:width="15.265cm" svg:height="7.857cm" svg:x="0.7cm" svg:y="9.4cm">
          <draw:image xlink:href="Pictures/1000000000000241000001295110011722F4440A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8.838cm">
          <draw:text-box>
            <text:p>(c)</text:p>
          </draw:text-box>
        </draw:frame>
        <draw:frame draw:style-name="gr1" draw:text-style-name="P1" draw:layer="layout" svg:width="15.874cm" svg:height="8.545cm" svg:x="18.4cm" svg:y="8.945cm">
          <draw:image xlink:href="Pictures/1000000000000258000001435FDE9E03264AB3F2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18.1cm" svg:y="8.838cm">
          <draw:text-box>
            <text:p>(d)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5.107cm" svg:height="7.778cm" svg:x="19.293cm" svg:y="0.422cm">
          <draw:image xlink:href="Pictures/100000000000023B000001267F9B254D4EBA4D51.png" xlink:type="simple" xlink:show="embed" xlink:actuate="onLoad" loext:mime-type="image/png">
            <text:p/>
          </draw:image>
        </draw:frame>
        <draw:frame draw:style-name="gr1" draw:text-style-name="P1" draw:layer="layout" svg:width="14.578cm" svg:height="7.778cm" svg:x="0.6cm" svg:y="9.722cm">
          <draw:image xlink:href="Pictures/100000000000022700000126307D1A858B4C8B9D.png" xlink:type="simple" xlink:show="embed" xlink:actuate="onLoad" loext:mime-type="image/png">
            <text:p/>
          </draw:image>
        </draw:frame>
        <draw:frame draw:style-name="gr1" draw:text-style-name="P1" draw:layer="layout" svg:width="14.578cm" svg:height="7.778cm" svg:x="19.622cm" svg:y="9.4cm">
          <draw:image xlink:href="Pictures/100000000000022700000126307D1A858B4C8B9D.png" xlink:type="simple" xlink:show="embed" xlink:actuate="onLoad" loext:mime-type="image/png">
            <text:p/>
          </draw:image>
        </draw:frame>
        <draw:frame draw:style-name="gr1" draw:text-style-name="P1" draw:layer="layout" svg:width="12.699cm" svg:height="8.889cm" svg:x="0.701cm" svg:y="0.4cm">
          <draw:image xlink:href="Pictures/10000000000001E0000001501EE7C4122FA197E1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2cm" svg:y="0.2cm">
          <draw:text-box>
            <text:p>(a)</text:p>
          </draw:text-box>
        </draw:frame>
        <draw:frame draw:style-name="gr2" draw:text-style-name="P2" draw:layer="layout" svg:width="1.8cm" svg:height="0.962cm" svg:x="18.4cm" svg:y="0.3cm">
          <draw:text-box>
            <text:p>(b)</text:p>
          </draw:text-box>
        </draw:frame>
        <draw:frame draw:style-name="gr2" draw:text-style-name="P2" draw:layer="layout" svg:width="1.8cm" svg:height="0.962cm" svg:x="0.7cm" svg:y="9.238cm">
          <draw:text-box>
            <text:p>(c)</text:p>
          </draw:text-box>
        </draw:frame>
        <draw:frame draw:style-name="gr2" draw:text-style-name="P2" draw:layer="layout" svg:width="1.8cm" svg:height="0.962cm" svg:x="18.7cm" svg:y="9.138cm">
          <draw:text-box>
            <text:p>(d)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3.525cm" svg:height="8.2cm" svg:x="19.975cm" svg:y="0.3cm">
          <draw:image xlink:href="Pictures/100000000000042200000319AC3A2AEBC3B7D5C5.pdf" xlink:type="simple" xlink:show="embed" xlink:actuate="onLoad" loext:mime-type="application/pdf">
            <text:p/>
          </draw:image>
          <draw:image xlink:href="Pictures/10000000000004220000031984FA16DDC6CE5A6F.png" xlink:type="simple" xlink:show="embed" xlink:actuate="onLoad" loext:mime-type="image/png"/>
        </draw:frame>
        <draw:frame draw:style-name="gr1" draw:text-style-name="P1" draw:layer="layout" svg:width="13.516cm" svg:height="8.2cm" svg:x="1.884cm" svg:y="0.4cm">
          <draw:image xlink:href="Pictures/10000000000003C0000002D00750A0655F8843C3.pdf" xlink:type="simple" xlink:show="embed" xlink:actuate="onLoad" loext:mime-type="application/pdf">
            <text:p/>
          </draw:image>
          <draw:image xlink:href="Pictures/10000000000003C0000002D0339410BBFC49A146.png" xlink:type="simple" xlink:show="embed" xlink:actuate="onLoad" loext:mime-type="image/png"/>
        </draw:frame>
        <draw:frame draw:style-name="gr1" draw:text-style-name="P1" draw:layer="layout" svg:width="14.154cm" svg:height="8.677cm" svg:x="1.6cm" svg:y="8.923cm">
          <draw:image xlink:href="Pictures/10000000000002170000014834A5157BD99AD187.png" xlink:type="simple" xlink:show="embed" xlink:actuate="onLoad" loext:mime-type="image/png">
            <text:p/>
          </draw:image>
        </draw:frame>
        <draw:frame draw:style-name="gr1" draw:text-style-name="P1" draw:layer="layout" svg:width="14.154cm" svg:height="8.677cm" svg:x="19.6cm" svg:y="8.6cm">
          <draw:image xlink:href="Pictures/1000000000000217000001489D8AC7BF1FBC5E53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0.4cm">
          <draw:text-box>
            <text:p>(a)</text:p>
          </draw:text-box>
        </draw:frame>
        <draw:frame draw:style-name="gr2" draw:text-style-name="P2" draw:layer="layout" svg:width="1.8cm" svg:height="0.962cm" svg:x="18.2cm" svg:y="0.4cm">
          <draw:text-box>
            <text:p>(b)</text:p>
          </draw:text-box>
        </draw:frame>
        <draw:frame draw:style-name="gr2" draw:text-style-name="P2" draw:layer="layout" svg:width="1.8cm" svg:height="0.962cm" svg:x="0.4cm" svg:y="8.838cm">
          <draw:text-box>
            <text:p>(c)</text:p>
          </draw:text-box>
        </draw:frame>
        <draw:frame draw:style-name="gr2" draw:text-style-name="P2" draw:layer="layout" svg:width="1.8cm" svg:height="0.962cm" svg:x="18.1cm" svg:y="8.838cm">
          <draw:text-box>
            <text:p>(d)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2.699cm" svg:height="8.677cm" svg:x="1.8cm" svg:y="0.6cm">
          <draw:image xlink:href="Pictures/10000000000001E0000001486A95B7ABCDEB737A.png" xlink:type="simple" xlink:show="embed" xlink:actuate="onLoad" loext:mime-type="image/png">
            <text:p/>
          </draw:image>
        </draw:frame>
        <draw:frame draw:style-name="gr1" draw:text-style-name="P1" draw:layer="layout" svg:width="15.107cm" svg:height="7.778cm" svg:x="18.8cm" svg:y="0.8cm">
          <draw:image xlink:href="Pictures/100000000000023B00000126ACB9FA62482CBAC6.png" xlink:type="simple" xlink:show="embed" xlink:actuate="onLoad" loext:mime-type="image/png">
            <text:p/>
          </draw:image>
        </draw:frame>
        <draw:frame draw:style-name="gr1" draw:text-style-name="P1" draw:layer="layout" svg:width="14.578cm" svg:height="7.778cm" svg:x="0.822cm" svg:y="9.622cm">
          <draw:image xlink:href="Pictures/100000000000022700000126305C9515D96303AF.png" xlink:type="simple" xlink:show="embed" xlink:actuate="onLoad" loext:mime-type="image/png">
            <text:p/>
          </draw:image>
        </draw:frame>
        <draw:frame draw:style-name="gr1" draw:text-style-name="P1" draw:layer="layout" svg:width="14.578cm" svg:height="7.778cm" svg:x="19.322cm" svg:y="9.222cm">
          <draw:image xlink:href="Pictures/1000000000000227000001262AD23C5F56FC0742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0.4cm">
          <draw:text-box>
            <text:p>(a)</text:p>
          </draw:text-box>
        </draw:frame>
        <draw:frame draw:style-name="gr2" draw:text-style-name="P2" draw:layer="layout" svg:width="1.8cm" svg:height="0.962cm" svg:x="18.2cm" svg:y="0.4cm">
          <draw:text-box>
            <text:p>(b)</text:p>
          </draw:text-box>
        </draw:frame>
        <draw:frame draw:style-name="gr2" draw:text-style-name="P2" draw:layer="layout" svg:width="1.8cm" svg:height="0.962cm" svg:x="0.4cm" svg:y="8.838cm">
          <draw:text-box>
            <text:p>(c)</text:p>
          </draw:text-box>
        </draw:frame>
        <draw:frame draw:style-name="gr2" draw:text-style-name="P2" draw:layer="layout" svg:width="1.8cm" svg:height="0.962cm" svg:x="18.1cm" svg:y="8.838cm">
          <draw:text-box>
            <text:p>(d)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11.75cm" svg:height="8.727cm" svg:x="0.608cm" svg:y="0.287cm">
          <draw:image xlink:href="Pictures/100000000000018A00000129247E3BEF77EAF2AD.png" xlink:type="simple" xlink:show="embed" xlink:actuate="onLoad" loext:mime-type="image/png">
            <text:p/>
          </draw:image>
        </draw:frame>
        <draw:frame draw:style-name="gr1" draw:text-style-name="P1" draw:layer="layout" svg:width="11.75cm" svg:height="8.727cm" svg:x="19.6cm" svg:y="0.2cm">
          <draw:image xlink:href="Pictures/100000000000018A00000129AA8A6BC8021318D8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0.4cm">
          <draw:text-box>
            <text:p>(a)</text:p>
          </draw:text-box>
        </draw:frame>
        <draw:frame draw:style-name="gr2" draw:text-style-name="P2" draw:layer="layout" svg:width="1.8cm" svg:height="0.962cm" svg:x="18.9cm" svg:y="0.4cm">
          <draw:text-box>
            <text:p>(b)</text:p>
          </draw:text-box>
        </draw:frame>
        <draw:frame draw:style-name="gr1" draw:text-style-name="P1" draw:layer="layout" svg:width="12cm" svg:height="8.671cm" svg:x="0.4cm" svg:y="8.8cm">
          <draw:image xlink:href="Pictures/100000000000019B000001296933B746D0797332.png" xlink:type="simple" xlink:show="embed" xlink:actuate="onLoad" loext:mime-type="image/png">
            <text:p/>
          </draw:image>
        </draw:frame>
        <draw:frame draw:style-name="gr2" draw:text-style-name="P2" draw:layer="layout" svg:width="1.8cm" svg:height="0.962cm" svg:x="0.4cm" svg:y="8.838cm">
          <draw:text-box>
            <text:p>(c)</text:p>
          </draw:text-box>
        </draw:frame>
        <draw:frame draw:style-name="gr2" draw:text-style-name="P2" draw:layer="layout" svg:width="1.8cm" svg:height="0.962cm" svg:x="19cm" svg:y="8.538cm">
          <draw:text-box>
            <text:p>(d)</text:p>
          </draw:text-box>
        </draw:frame>
        <draw:frame draw:style-name="gr1" draw:text-style-name="P1" draw:layer="layout" svg:width="10.8cm" svg:height="9.566cm" svg:x="20.4cm" svg:y="8.069cm">
          <draw:image xlink:href="Pictures/100000000000017000000146B3FE96D3C6718B1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2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5cm" fo:margin-bottom="0cm" fo:text-indent="0cm"/>
      <style:text-properties fo:font-size="27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5cm" fo:margin-bottom="0cm" fo:text-indent="0cm"/>
      <style:text-properties fo:font-size="22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8cm" fo:margin-bottom="0cm" fo:text-indent="0cm"/>
      <style:text-properties fo:font-size="22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8cm" fo:margin-bottom="0cm" fo:text-indent="0cm"/>
      <style:text-properties fo:font-size="22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8cm" fo:margin-bottom="0cm" fo:text-indent="0cm"/>
      <style:text-properties fo:font-size="22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8cm" fo:margin-bottom="0cm" fo:text-indent="0cm"/>
      <style:text-properties fo:font-size="22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8cm" fo:margin-bottom="0cm" fo:text-indent="0cm"/>
      <style:text-properties fo:font-size="22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779cm" svg:x="1cm" svg:y="3.531cm"/>
      <draw:page-thumbnail draw:layer="backgroundobjects" svg:width="9.294cm" svg:height="4.779cm" svg:x="1cm" svg:y="11.579cm"/>
      <draw:page-thumbnail draw:layer="backgroundobjects" svg:width="9.294cm" svg:height="4.779cm" svg:x="1cm" svg:y="19.627cm"/>
      <draw:page-thumbnail draw:layer="backgroundobjects" svg:width="9.294cm" svg:height="4.779cm" svg:x="11.295cm" svg:y="3.531cm"/>
      <draw:page-thumbnail draw:layer="backgroundobjects" svg:width="9.294cm" svg:height="4.779cm" svg:x="11.295cm" svg:y="11.579cm"/>
      <draw:page-thumbnail draw:layer="backgroundobjects" svg:width="9.294cm" svg:height="4.779cm" svg:x="11.295cm" svg:y="19.627cm"/>
    </style:handout-master>
    <style:master-page style:name="Default" style:page-layout-name="PM1" draw:style-name="Mdp1">
      <draw:frame presentation:style-name="Default-title" draw:layer="backgroundobjects" svg:width="31.5cm" svg:height="3.005cm" svg:x="1.75cm" svg:y="0.715cm" presentation:class="title" presentation:placeholder="true">
        <draw:text-box/>
      </draw:frame>
      <draw:frame presentation:style-name="Default-outline1" draw:layer="backgroundobjects" svg:width="31.5cm" svg:height="10.44cm" svg:x="1.75cm" svg:y="4.205cm" presentation:class="outline" presentation:placeholder="true">
        <draw:text-box/>
      </draw:frame>
      <draw:frame presentation:style-name="Mpr1" draw:text-style-name="MP2" draw:layer="backgroundobjects" svg:width="8.155cm" svg:height="1.241cm" svg:x="1.75cm" svg:y="16.38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95cm" svg:height="1.241cm" svg:x="11.97cm" svg:y="16.38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55cm" svg:height="1.241cm" svg:x="25.095cm" svg:y="16.38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6:42:54.934037431</meta:creation-date>
    <dc:date>2023-06-09T13:30:08.811578889</dc:date>
    <meta:editing-duration>PT9H1M39S</meta:editing-duration>
    <meta:editing-cycles>21</meta:editing-cycles>
    <meta:generator>LibreOffice/6.4.7.2$Linux_X86_64 LibreOffice_project/40$Build-2</meta:generator>
    <meta:document-statistic meta:object-count="82"/>
  </office:meta>
</office:document-meta>
</file>